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B" style:family="table-column">
      <style:table-column-properties style:column-width="8.5cm" style:rel-column-width="32768*"/>
    </style:style>
    <style:style style:name="Table1.A1" style:family="table-cell">
      <style:table-cell-properties fo:padding="0.097cm" fo:border="none"/>
    </style:style>
    <style:style style:name="P1" style:family="paragraph" style:parent-style-name="Text_20_body">
      <style:paragraph-properties fo:text-align="start" style:justify-single-word="false"/>
      <style:text-properties style:font-name="Calibri2" fo:font-size="11pt" officeooo:rsid="00549000" officeooo:paragraph-rsid="007891c2" style:font-size-asian="11pt" style:font-size-complex="11pt"/>
    </style:style>
    <style:style style:name="P2" style:family="paragraph" style:parent-style-name="Text_20_body">
      <style:paragraph-properties fo:text-align="start" style:justify-single-word="false"/>
      <style:text-properties style:font-name="Calibri2" fo:font-size="11pt" officeooo:rsid="00549000" officeooo:paragraph-rsid="00768b23" style:font-size-asian="11pt" style:font-size-complex="11pt"/>
    </style:style>
    <style:style style:name="P3" style:family="paragraph" style:parent-style-name="Text_20_body">
      <style:paragraph-properties fo:text-align="start" style:justify-single-word="false"/>
      <style:text-properties style:font-name="Calibri2" fo:font-size="11pt" officeooo:rsid="00682e57" officeooo:paragraph-rsid="007891c2" style:font-size-asian="11pt" style:font-size-complex="11pt"/>
    </style:style>
    <style:style style:name="P4" style:family="paragraph" style:parent-style-name="Text_20_body">
      <style:paragraph-properties fo:text-align="start" style:justify-single-word="false"/>
      <style:text-properties style:font-name="Calibri2" fo:font-size="11pt" officeooo:rsid="001326b0" officeooo:paragraph-rsid="00682e57" style:font-size-asian="11pt" style:font-size-complex="11pt"/>
    </style:style>
    <style:style style:name="P5" style:family="paragraph" style:parent-style-name="Text_20_body">
      <style:paragraph-properties fo:text-align="start" style:justify-single-word="false"/>
      <style:text-properties style:font-name="Calibri2" fo:font-size="11pt" officeooo:rsid="006fbd51" officeooo:paragraph-rsid="00a29707" style:font-size-asian="11pt" style:font-size-complex="11pt"/>
    </style:style>
    <style:style style:name="P6" style:family="paragraph" style:parent-style-name="Text_20_body">
      <style:paragraph-properties fo:text-align="start" style:justify-single-word="false"/>
      <style:text-properties style:font-name="Calibri2" fo:font-size="11pt" officeooo:rsid="0071a633" officeooo:paragraph-rsid="00a29707" style:font-size-asian="11pt" style:font-size-complex="11pt"/>
    </style:style>
    <style:style style:name="P7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682e57" style:font-size-asian="11pt" style:font-size-complex="11pt"/>
    </style:style>
    <style:style style:name="P8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544edf" style:font-size-asian="11pt" style:font-size-complex="11pt"/>
    </style:style>
    <style:style style:name="P9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768b23" style:font-size-asian="11pt" style:font-size-complex="11pt"/>
    </style:style>
    <style:style style:name="P10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cc5ae9" style:font-size-asian="11pt" style:font-size-complex="11pt"/>
    </style:style>
    <style:style style:name="P11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d9c746" style:font-size-asian="11pt" style:font-size-complex="11pt"/>
    </style:style>
    <style:style style:name="P12" style:family="paragraph" style:parent-style-name="Text_20_body">
      <style:paragraph-properties fo:text-align="start" style:justify-single-word="false"/>
      <style:text-properties style:font-name="Calibri2" fo:font-size="11pt" officeooo:rsid="0074f94f" officeooo:paragraph-rsid="0074f94f" style:font-size-asian="11pt" style:font-size-complex="11pt"/>
    </style:style>
    <style:style style:name="P13" style:family="paragraph" style:parent-style-name="Text_20_body">
      <style:paragraph-properties fo:text-align="start" style:justify-single-word="false"/>
      <style:text-properties style:font-name="Calibri2" fo:font-size="11pt" officeooo:rsid="0074f94f" officeooo:paragraph-rsid="00777a17" style:font-size-asian="11pt" style:font-size-complex="11pt"/>
    </style:style>
    <style:style style:name="P14" style:family="paragraph" style:parent-style-name="Text_20_body">
      <style:paragraph-properties fo:text-align="start" style:justify-single-word="false"/>
      <style:text-properties style:font-name="Calibri2" fo:font-size="11pt" officeooo:rsid="007891c2" officeooo:paragraph-rsid="007891c2" style:font-size-asian="11pt" style:font-size-complex="11pt"/>
    </style:style>
    <style:style style:name="P15" style:family="paragraph" style:parent-style-name="Text_20_body">
      <style:paragraph-properties fo:text-align="start" style:justify-single-word="false"/>
      <style:text-properties style:font-name="Calibri2" fo:font-size="11pt" officeooo:rsid="00143055" officeooo:paragraph-rsid="00a29707" style:font-size-asian="11pt" style:font-size-complex="11pt"/>
    </style:style>
    <style:style style:name="P16" style:family="paragraph" style:parent-style-name="Text_20_body">
      <style:paragraph-properties fo:text-align="start" style:justify-single-word="false"/>
      <style:text-properties style:font-name="Calibri2" fo:font-size="11pt" officeooo:rsid="007c6763" officeooo:paragraph-rsid="007c6763" style:font-size-asian="11pt" style:font-size-complex="11pt"/>
    </style:style>
    <style:style style:name="P17" style:family="paragraph" style:parent-style-name="Text_20_body">
      <style:paragraph-properties fo:text-align="start" style:justify-single-word="false"/>
      <style:text-properties style:font-name="Calibri2" fo:font-size="11pt" officeooo:rsid="007c6763" officeooo:paragraph-rsid="00c917a0" style:font-size-asian="11pt" style:font-size-complex="11pt"/>
    </style:style>
    <style:style style:name="P18" style:family="paragraph" style:parent-style-name="Text_20_body">
      <style:paragraph-properties fo:text-align="start" style:justify-single-word="false"/>
      <style:text-properties style:font-name="Calibri2" fo:font-size="11pt" officeooo:rsid="0075f1a6" officeooo:paragraph-rsid="0075f1a6" style:font-size-asian="11pt" style:font-size-complex="11pt"/>
    </style:style>
    <style:style style:name="P19" style:family="paragraph" style:parent-style-name="Text_20_body">
      <style:paragraph-properties fo:text-align="start" style:justify-single-word="false"/>
      <style:text-properties style:font-name="Calibri2" fo:font-size="11pt" officeooo:rsid="0075f1a6" officeooo:paragraph-rsid="00777a17" style:font-size-asian="11pt" style:font-size-complex="11pt"/>
    </style:style>
    <style:style style:name="P20" style:family="paragraph" style:parent-style-name="Text_20_body">
      <style:paragraph-properties fo:text-align="start" style:justify-single-word="false"/>
      <style:text-properties style:font-name="Calibri2" fo:font-size="11pt" officeooo:rsid="001ac359" officeooo:paragraph-rsid="00544edf" style:font-size-asian="11pt" style:font-size-complex="11pt"/>
    </style:style>
    <style:style style:name="P21" style:family="paragraph" style:parent-style-name="Text_20_body">
      <style:paragraph-properties fo:text-align="start" style:justify-single-word="false"/>
      <style:text-properties style:font-name="Calibri2" fo:font-size="11pt" officeooo:rsid="001ac359" officeooo:paragraph-rsid="00768b23" style:font-size-asian="11pt" style:font-size-complex="11pt"/>
    </style:style>
    <style:style style:name="P22" style:family="paragraph" style:parent-style-name="Text_20_body">
      <style:paragraph-properties fo:text-align="start" style:justify-single-word="false"/>
      <style:text-properties style:font-name="Calibri2" fo:font-size="11pt" officeooo:rsid="001ac359" officeooo:paragraph-rsid="00c917a0" style:font-size-asian="11pt" style:font-size-complex="11pt"/>
    </style:style>
    <style:style style:name="P23" style:family="paragraph" style:parent-style-name="Text_20_body">
      <style:paragraph-properties fo:text-align="start" style:justify-single-word="false"/>
      <style:text-properties style:font-name="Calibri2" fo:font-size="11pt" officeooo:rsid="00a29707" officeooo:paragraph-rsid="00a29707" style:font-size-asian="11pt" style:font-size-complex="11pt"/>
    </style:style>
    <style:style style:name="P24" style:family="paragraph" style:parent-style-name="Text_20_body">
      <style:paragraph-properties fo:text-align="start" style:justify-single-word="false"/>
      <style:text-properties style:font-name="Calibri2" fo:font-size="11pt" officeooo:rsid="00b8e804" officeooo:paragraph-rsid="00b8e804" style:font-size-asian="11pt" style:font-size-complex="11pt"/>
    </style:style>
    <style:style style:name="P25" style:family="paragraph" style:parent-style-name="Text_20_body">
      <style:paragraph-properties fo:text-align="start" style:justify-single-word="false"/>
      <style:text-properties style:font-name="Calibri2" fo:font-size="11pt" officeooo:rsid="00b24973" officeooo:paragraph-rsid="00768b23" style:font-size-asian="11pt" style:font-size-complex="11pt"/>
    </style:style>
    <style:style style:name="P26" style:family="paragraph" style:parent-style-name="Text_20_body">
      <style:paragraph-properties fo:text-align="start" style:justify-single-word="false"/>
      <style:text-properties style:font-name="Calibri2" fo:font-size="11pt" officeooo:rsid="00b24973" officeooo:paragraph-rsid="00c917a0" style:font-size-asian="11pt" style:font-size-complex="11pt"/>
    </style:style>
    <style:style style:name="P27" style:family="paragraph" style:parent-style-name="Text_20_body">
      <style:paragraph-properties fo:text-align="start" style:justify-single-word="false"/>
      <style:text-properties style:font-name="Calibri2" fo:font-size="11pt" officeooo:rsid="00c3a22f" officeooo:paragraph-rsid="00c73075" style:font-size-asian="11pt" style:font-size-complex="11pt"/>
    </style:style>
    <style:style style:name="P28" style:family="paragraph" style:parent-style-name="Text_20_body">
      <style:paragraph-properties fo:text-align="start" style:justify-single-word="false"/>
      <style:text-properties style:font-name="Calibri2" fo:font-size="11pt" officeooo:rsid="00c7b2a2" officeooo:paragraph-rsid="00c7b2a2" style:font-size-asian="11pt" style:font-size-complex="11pt"/>
    </style:style>
    <style:style style:name="P29" style:family="paragraph" style:parent-style-name="Text_20_body">
      <style:paragraph-properties fo:text-align="start" style:justify-single-word="false"/>
      <style:text-properties style:font-name="Calibri2" fo:font-size="11pt" officeooo:rsid="00c83649" officeooo:paragraph-rsid="00c98f6e" style:font-size-asian="11pt" style:font-size-complex="11pt"/>
    </style:style>
    <style:style style:name="P30" style:family="paragraph" style:parent-style-name="Text_20_body">
      <style:paragraph-properties fo:text-align="start" style:justify-single-word="false"/>
      <style:text-properties style:font-name="Calibri2" fo:font-size="11pt" officeooo:rsid="00c9259c" officeooo:paragraph-rsid="00c9259c" style:font-size-asian="11pt" style:font-size-complex="11pt"/>
    </style:style>
    <style:style style:name="P31" style:family="paragraph" style:parent-style-name="Text_20_body">
      <style:paragraph-properties fo:text-align="start" style:justify-single-word="false"/>
      <style:text-properties style:font-name="Calibri2" fo:font-size="11pt" officeooo:rsid="00c38c5c" officeooo:paragraph-rsid="00c7b2a2" style:font-size-asian="11pt" style:font-size-complex="11pt"/>
    </style:style>
    <style:style style:name="P32" style:family="paragraph" style:parent-style-name="Text_20_body">
      <style:paragraph-properties fo:text-align="start" style:justify-single-word="false"/>
      <style:text-properties style:font-name="Calibri2" fo:font-size="11pt" officeooo:rsid="00c38c5c" officeooo:paragraph-rsid="00c98f6e" style:font-size-asian="11pt" style:font-size-complex="11pt"/>
    </style:style>
    <style:style style:name="P33" style:family="paragraph" style:parent-style-name="Text_20_body">
      <style:text-properties style:font-name="Calibri2" fo:font-size="11pt" fo:font-weight="normal" officeooo:rsid="00a32bdd" officeooo:paragraph-rsid="00a29707" style:font-size-asian="11pt" style:font-weight-asian="normal" style:font-size-complex="11pt" style:font-weight-complex="normal"/>
    </style:style>
    <style:style style:name="P34" style:family="paragraph" style:parent-style-name="Text_20_body">
      <style:paragraph-properties fo:text-align="start" style:justify-single-word="false"/>
      <style:text-properties style:font-name="Calibri2" fo:font-size="11pt" fo:font-weight="normal" officeooo:rsid="00c24765" officeooo:paragraph-rsid="00c73075" style:font-size-asian="11pt" style:font-weight-asian="normal" style:font-size-complex="11pt" style:font-weight-complex="normal"/>
    </style:style>
    <style:style style:name="P35" style:family="paragraph" style:parent-style-name="Text_20_body">
      <style:paragraph-properties fo:text-align="start" style:justify-single-word="false"/>
      <style:text-properties style:font-name="Calibri2" fo:font-size="11pt" fo:font-weight="normal" officeooo:rsid="00c73075" officeooo:paragraph-rsid="00c73075" style:font-size-asian="11pt" style:font-weight-asian="normal" style:font-size-complex="11pt" style:font-weight-complex="normal"/>
    </style:style>
    <style:style style:name="P36" style:family="paragraph" style:parent-style-name="Text_20_body">
      <style:paragraph-properties fo:text-align="start" style:justify-single-word="false"/>
      <style:text-properties style:font-name="Calibri2" fo:font-size="11pt" fo:font-weight="normal" officeooo:rsid="00c73075" officeooo:paragraph-rsid="00c98f6e" style:font-size-asian="11pt" style:font-weight-asian="normal" style:font-size-complex="11pt" style:font-weight-complex="normal"/>
    </style:style>
    <style:style style:name="P37" style:family="paragraph" style:parent-style-name="Text_20_body">
      <style:paragraph-properties fo:text-align="start" style:justify-single-word="false"/>
      <style:text-properties style:font-name="Calibri2" fo:font-size="11pt" fo:font-weight="normal" officeooo:rsid="00c73075" officeooo:paragraph-rsid="00c917a0" style:font-size-asian="11pt" style:font-weight-asian="normal" style:font-size-complex="11pt" style:font-weight-complex="normal"/>
    </style:style>
    <style:style style:name="P38" style:family="paragraph" style:parent-style-name="Text_20_body">
      <style:paragraph-properties fo:text-align="start" style:justify-single-word="false"/>
      <style:text-properties style:font-name="Calibri2" fo:font-size="11pt" fo:font-weight="normal" officeooo:rsid="00c73075" officeooo:paragraph-rsid="00c83649" style:font-size-asian="11pt" style:font-weight-asian="normal" style:font-size-complex="11pt" style:font-weight-complex="normal"/>
    </style:style>
    <style:style style:name="P39" style:family="paragraph" style:parent-style-name="Text_20_body">
      <style:paragraph-properties fo:text-align="start" style:justify-single-word="false"/>
      <style:text-properties style:font-name="Calibri2" fo:font-size="11pt" fo:font-weight="normal" officeooo:rsid="00c73075" officeooo:paragraph-rsid="00c9259c" style:font-size-asian="11pt" style:font-weight-asian="normal" style:font-size-complex="11pt" style:font-weight-complex="normal"/>
    </style:style>
    <style:style style:name="P40" style:family="paragraph" style:parent-style-name="Text_20_body">
      <style:paragraph-properties fo:text-align="start" style:justify-single-word="false"/>
      <style:text-properties style:font-name="Calibri2" fo:font-size="11pt" fo:font-weight="normal" officeooo:rsid="00c83649" officeooo:paragraph-rsid="00c98f6e" style:font-size-asian="11pt" style:font-weight-asian="normal" style:font-size-complex="11pt" style:font-weight-complex="normal"/>
    </style:style>
    <style:style style:name="P41" style:family="paragraph" style:parent-style-name="Text_20_body">
      <style:paragraph-properties fo:text-align="start" style:justify-single-word="false"/>
      <style:text-properties style:font-name="Calibri2" fo:font-size="11pt" fo:font-weight="normal" officeooo:rsid="00c9259c" officeooo:paragraph-rsid="00c9259c" style:font-size-asian="11pt" style:font-weight-asian="normal" style:font-size-complex="11pt" style:font-weight-complex="normal"/>
    </style:style>
    <style:style style:name="P42" style:family="paragraph" style:parent-style-name="Text_20_body">
      <style:paragraph-properties fo:text-align="start" style:justify-single-word="false"/>
      <style:text-properties style:font-name="Calibri2" fo:font-size="11pt" fo:font-weight="normal" officeooo:rsid="00c38c5c" officeooo:paragraph-rsid="00c38c5c" style:font-size-asian="11pt" style:font-weight-asian="normal" style:font-size-complex="11pt" style:font-weight-complex="normal"/>
    </style:style>
    <style:style style:name="P43" style:family="paragraph" style:parent-style-name="Text_20_body">
      <style:text-properties officeooo:paragraph-rsid="00a29707"/>
    </style:style>
    <style:style style:name="P44" style:family="paragraph" style:parent-style-name="Text_20_body">
      <style:paragraph-properties fo:text-align="start" style:justify-single-word="false"/>
      <style:text-properties officeooo:paragraph-rsid="00c9259c"/>
    </style:style>
    <style:style style:name="P45" style:family="paragraph" style:parent-style-name="Standard">
      <style:paragraph-properties fo:text-align="start" style:justify-single-word="false"/>
      <style:text-properties style:font-name="Calibri2" fo:font-size="11pt" officeooo:rsid="00143055" officeooo:paragraph-rsid="00a29707" style:font-size-asian="11pt" style:font-size-complex="11pt"/>
    </style:style>
    <style:style style:name="P46" style:family="paragraph" style:parent-style-name="Untitled1">
      <style:text-properties style:font-name="Calibri2" fo:font-size="11pt" officeooo:rsid="00682e57" officeooo:paragraph-rsid="00a29707" style:font-size-asian="11pt" style:font-size-complex="11pt"/>
    </style:style>
    <style:style style:name="P47" style:family="paragraph" style:parent-style-name="Untitled1">
      <style:text-properties style:font-name="Calibri2" fo:font-size="11pt" officeooo:rsid="00682e57" officeooo:paragraph-rsid="00c9259c" style:font-size-asian="11pt" style:font-size-complex="11pt"/>
    </style:style>
    <style:style style:name="P48" style:family="paragraph" style:parent-style-name="Horizontal_20_Line">
      <style:text-properties officeooo:paragraph-rsid="007891c2"/>
    </style:style>
    <style:style style:name="P49" style:family="paragraph" style:parent-style-name="Text_20_body" style:list-style-name="L1">
      <style:paragraph-properties fo:text-align="start" style:justify-single-word="false"/>
      <style:text-properties style:font-name="Calibri2" fo:font-size="11pt" officeooo:rsid="00c7b2a2" officeooo:paragraph-rsid="00c7b2a2" style:font-size-asian="11pt" style:font-size-complex="11pt"/>
    </style:style>
    <style:style style:name="P50" style:family="paragraph" style:parent-style-name="Text_20_body" style:list-style-name="L2">
      <style:paragraph-properties fo:text-align="start" style:justify-single-word="false"/>
      <style:text-properties style:font-name="Calibri2" fo:font-size="11pt" officeooo:rsid="00c83649" officeooo:paragraph-rsid="00c7b2a2" style:font-size-asian="11pt" style:font-size-complex="11pt"/>
    </style:style>
    <style:style style:name="P51" style:family="paragraph" style:parent-style-name="Text_20_body" style:list-style-name="L4">
      <style:paragraph-properties fo:text-align="start" style:justify-single-word="false"/>
      <style:text-properties style:font-name="Calibri2" fo:font-size="11pt" officeooo:rsid="00add3e5" officeooo:paragraph-rsid="00cc5ae9" style:font-size-asian="11pt" style:font-size-complex="11pt"/>
    </style:style>
    <style:style style:name="P52" style:family="paragraph" style:parent-style-name="Text_20_body">
      <style:paragraph-properties fo:text-align="start" style:justify-single-word="false"/>
      <style:text-properties style:font-name="Calibri2" fo:font-size="11pt" officeooo:rsid="0012e081" officeooo:paragraph-rsid="00ebc950" style:font-size-asian="11pt" style:font-size-complex="11pt"/>
    </style:style>
    <style:style style:name="P53" style:family="paragraph" style:parent-style-name="Text_20_body" style:list-style-name="L3">
      <style:paragraph-properties fo:text-align="start" style:justify-single-word="false"/>
      <style:text-properties style:font-name="Calibri2" fo:font-size="11pt" fo:font-weight="normal" officeooo:rsid="00c83649" officeooo:paragraph-rsid="00c98f6e" style:font-size-asian="11pt" style:font-weight-asian="normal" style:font-size-complex="11pt" style:font-weight-complex="normal"/>
    </style:style>
    <style:style style:name="P54" style:family="paragraph" style:parent-style-name="List_20_Contents" style:list-style-name="L5">
      <style:text-properties style:font-name="Calibri2" fo:font-size="11pt" officeooo:rsid="00768b23" style:font-size-asian="11pt" style:font-size-complex="11pt"/>
    </style:style>
    <style:style style:name="P55" style:family="paragraph" style:parent-style-name="List_20_Contents" style:list-style-name="L6">
      <style:text-properties style:font-name="Calibri2" fo:font-size="11pt" officeooo:rsid="00add3e5" officeooo:paragraph-rsid="00768b23" style:font-size-asian="11pt" style:font-size-complex="11pt"/>
    </style:style>
    <style:style style:name="P56" style:family="paragraph" style:parent-style-name="Heading_20_1">
      <style:paragraph-properties fo:text-align="center" style:justify-single-word="false"/>
      <style:text-properties style:font-name="Calibri2" fo:font-size="11pt" fo:font-weight="normal" officeooo:rsid="00c38c5c" officeooo:paragraph-rsid="00c24765" style:font-size-asian="11pt" style:font-weight-asian="normal" style:font-size-complex="11pt" style:font-weight-complex="normal"/>
    </style:style>
    <style:style style:name="P57" style:family="paragraph" style:parent-style-name="Heading_20_1">
      <style:paragraph-properties fo:text-align="start" style:justify-single-word="false"/>
      <style:text-properties style:font-name="Calibri2" fo:font-size="11pt" fo:font-weight="normal" officeooo:rsid="00c24765" officeooo:paragraph-rsid="00cdc853" style:font-size-asian="11pt" style:font-weight-asian="normal" style:font-size-complex="11pt" style:font-weight-complex="normal"/>
    </style:style>
    <style:style style:name="P58" style:family="paragraph" style:parent-style-name="Heading_20_1">
      <style:paragraph-properties fo:text-align="center" style:justify-single-word="false"/>
      <style:text-properties style:font-name="Calibri2" fo:font-size="11pt" officeooo:paragraph-rsid="0074f94f" style:font-size-asian="11pt" style:font-size-complex="11pt"/>
    </style:style>
    <style:style style:name="P59" style:family="paragraph" style:parent-style-name="Heading_20_1">
      <style:paragraph-properties fo:text-align="center" style:justify-single-word="false"/>
      <style:text-properties style:font-name="Calibri2" fo:font-size="11pt" officeooo:rsid="00c24765" officeooo:paragraph-rsid="00c24765" style:font-size-asian="11pt" style:font-size-complex="11pt"/>
    </style:style>
    <style:style style:name="T1" style:family="text">
      <style:text-properties officeooo:rsid="0012e081"/>
    </style:style>
    <style:style style:name="T2" style:family="text">
      <style:text-properties officeooo:rsid="00143055"/>
    </style:style>
    <style:style style:name="T3" style:family="text">
      <style:text-properties officeooo:rsid="001ac35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69c15b" style:font-weight-asian="bold" style:font-weight-complex="bold"/>
    </style:style>
    <style:style style:name="T6" style:family="text">
      <style:text-properties style:font-name="Calibri2" fo:font-size="11pt" officeooo:rsid="00a32bdd" style:font-size-asian="11pt" style:font-size-complex="11pt"/>
    </style:style>
    <style:style style:name="T7" style:family="text">
      <style:text-properties style:font-name="Calibri2" fo:font-size="11pt" fo:font-weight="normal" officeooo:rsid="00c73075" style:font-size-asian="11pt" style:font-weight-asian="normal" style:font-size-complex="11pt" style:font-weight-complex="normal"/>
    </style:style>
    <style:style style:name="T8" style:family="text">
      <style:text-properties style:font-name="Calibri2" fo:font-size="11pt" fo:font-weight="normal" officeooo:rsid="00c9259c" style:font-size-asian="11pt" style:font-weight-asian="normal" style:font-size-complex="11pt" style:font-weight-complex="normal"/>
    </style:style>
    <style:style style:name="T9" style:family="text">
      <style:text-properties officeooo:rsid="0031a73b"/>
    </style:style>
    <style:style style:name="T10" style:family="text">
      <style:text-properties officeooo:rsid="00682e57"/>
    </style:style>
    <style:style style:name="T11" style:family="text">
      <style:text-properties officeooo:rsid="0075f1a6"/>
    </style:style>
    <style:style style:name="T12" style:family="text">
      <style:text-properties officeooo:rsid="00777a17"/>
    </style:style>
    <style:style style:name="T13" style:family="text">
      <style:text-properties officeooo:rsid="00add3e5"/>
    </style:style>
    <style:style style:name="T14" style:family="text">
      <style:text-properties officeooo:rsid="00be77b3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weight="normal" officeooo:rsid="00c24765" style:font-weight-asian="normal" style:font-weight-complex="normal"/>
    </style:style>
    <style:style style:name="T17" style:family="text">
      <style:text-properties fo:font-weight="normal" officeooo:rsid="00c38c5c" style:font-weight-asian="normal" style:font-weight-complex="normal"/>
    </style:style>
    <style:style style:name="T18" style:family="text">
      <style:text-properties fo:font-weight="normal" officeooo:rsid="00c73075" style:font-weight-asian="normal" style:font-weight-complex="normal"/>
    </style:style>
    <style:style style:name="T19" style:family="text">
      <style:text-properties fo:font-weight="normal" officeooo:rsid="00cf7d3c" style:font-weight-asian="normal" style:font-weight-complex="normal"/>
    </style:style>
    <style:style style:name="T20" style:family="text">
      <style:text-properties fo:font-weight="normal" officeooo:rsid="00d03de8" style:font-weight-asian="normal" style:font-weight-complex="normal"/>
    </style:style>
    <style:style style:name="T21" style:family="text">
      <style:text-properties fo:font-weight="normal" officeooo:rsid="00d612d3" style:font-weight-asian="normal" style:font-weight-complex="normal"/>
    </style:style>
    <style:style style:name="T22" style:family="text">
      <style:text-properties fo:font-weight="normal" officeooo:rsid="00d9c746" style:font-weight-asian="normal" style:font-weight-complex="normal"/>
    </style:style>
    <style:style style:name="T23" style:family="text">
      <style:text-properties fo:font-weight="normal" officeooo:rsid="00db6c46" style:font-weight-asian="normal" style:font-weight-complex="normal"/>
    </style:style>
    <style:style style:name="T24" style:family="text">
      <style:text-properties fo:font-weight="normal" officeooo:rsid="00e8f02a" style:font-weight-asian="normal" style:font-weight-complex="normal"/>
    </style:style>
    <style:style style:name="T25" style:family="text">
      <style:text-properties fo:font-weight="normal" officeooo:rsid="00e9fffe" style:font-weight-asian="normal" style:font-weight-complex="normal"/>
    </style:style>
    <style:style style:name="T26" style:family="text">
      <style:text-properties fo:font-weight="normal" officeooo:rsid="00ebc950" style:font-weight-asian="normal" style:font-weight-complex="normal"/>
    </style:style>
    <style:style style:name="T27" style:family="text">
      <style:text-properties officeooo:rsid="00cf2ad3"/>
    </style:style>
    <style:style style:name="T28" style:family="text">
      <style:text-properties officeooo:rsid="00d03de8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6" text:outline-level="1"><text:span text:style-name="T27">Notice of </text:span><text:text-input text:description="">{{ noticeOptions.meetingType }}</text:text-input></text:h>
      <text:h text:style-name="P58" text:outline-level="1"><text:span text:style-name="T3"><text:text-input text:description="">{{ company.companyName }}</text:text-input></text:span><text:span text:style-name="T3"> </text:span><text:span text:style-name="T3"><text:text-input text:description="">{{ company.companyNumber }}</text:text-input></text:span> <text:span text:style-name="T1">(“Company”)</text:span></text:h>
      <text:h text:style-name="P59" text:outline-level="1"><text:text-input text:description="">{{ noticeOptions.dateOfNotice }}</text:text-input></text:h>
      <text:h text:style-name="P57" text:outline-level="1"><text:text-input text:description="">{% if noticeOptions.meetingType == 'Board Meeting' %}</text:text-input></text:h>
      <text:p text:style-name="P11"><text:span text:style-name="T21">To: </text:span><text:span text:style-name="T25"><text:text-input text:description="">{{  noticeOptions.meetingOptions.recipients|join_and('name') }}</text:text-input></text:span></text:p>
      <text:p text:style-name="P42"><text:text-input text:description="">{% else %}</text:text-input></text:p>
      <text:p text:style-name="P52"><text:span text:style-name="T21">To: </text:span><text:span text:style-name="T26"><text:text-input text:description="">{{  noticeOptions.meetingOptions.shareholders|join_and('name') }}</text:text-input></text:span></text:p>
      <text:p text:style-name="P42"><text:text-input text:description="">{% endif %}</text:text-input></text:p>
      <text:p text:style-name="P27">This is a notice that on <text:span text:style-name="T15"><text:text-input text:description="">{{ noticeOptions.meetingDateTime }}</text:text-input></text:span>, <text:span text:style-name="T16"><text:text-input text:description="">{% if noticeOptions.meetingType == 'Board Meeting' %}</text:text-input></text:span>a meeting of the board of directors<text:span text:style-name="T15"><text:text-input text:description="">{% elif noticeOptions.meetingType == 'Annual Meeting of Shareholders' %}</text:text-input></text:span>the annual general meeting of the shareholders<text:span text:style-name="T15"><text:text-input text:description="">{% else %}</text:text-input></text:span>a special meeting of the shareholders<text:span text:style-name="T15"><text:text-input text:description="">{% endif %}</text:text-input></text:span><text:span text:style-name="T15"> </text:span>of the Company will be held at <text:span text:style-name="T18"><text:text-input text:description="">{{ noticeOptions.locationOfMeeting }}</text:text-input></text:span>. </text:p>
      <text:p text:style-name="P34"><text:text-input text:description="">{% if noticeOptions.meetingType == 'Board Meeting' %}</text:text-input></text:p>
      <text:p text:style-name="P28">The following matters will be discussed at the board meeting [Companies Act 1993, sch 3, cl 2(2)]: </text:p>
      <text:p text:style-name="P28"><text:text-input text:description="">{% for matter in matters %}</text:text-input></text:p>
      <text:list xml:id="list4473472913969889741" text:style-name="L1">
        <text:list-item>
          <text:p text:style-name="P49"><text:text-input text:description="">{{ matter.text }}</text:text-input></text:p>
        </text:list-item>
      </text:list>
      <text:p text:style-name="P31"><text:text-input text:description="">{% endfor %}</text:text-input></text:p>
      <text:p text:style-name="P35"><text:text-input text:description="">{% else %}</text:text-input></text:p>
      <text:p text:style-name="P28">The following items of business will be transacted at the meeting [Companies Act 1993, sch 1, cl 2(2)(a)]:</text:p>
      <text:p text:style-name="P28"><text:text-input text:description="">{% for item in items %}</text:text-input></text:p>
      <text:list xml:id="list5152657580483380668" text:style-name="L2">
        <text:list-item>
          <text:p text:style-name="P50"><text:text-input text:description="">{{ item.text }}</text:text-input></text:p>
        </text:list-item>
      </text:list>
      <text:p text:style-name="P31"><text:text-input text:description="">{% endfor %}</text:text-input></text:p>
      <text:p text:style-name="P35"><text:text-input text:description="">{% endif %}</text:text-input></text:p>
      <text:p text:style-name="P40"><text:text-input text:description="">{% if specialResolutions | length &gt;= 1 %}</text:text-input></text:p>
      <text:p text:style-name="P29">The following special resolutions will be submitted to the meeting [Companies Act 1993, sch 1, cl 2(2)(b)]: </text:p>
      <text:p text:style-name="P40"><text:text-input text:description="">{% for resolution in specialResolutions %} </text:text-input></text:p>
      <text:list xml:id="list1520194352119533188" text:style-name="L3">
        <text:list-item>
          <text:p text:style-name="P53"><text:text-input text:description="">{{ resolution.text }}</text:text-input></text:p>
        </text:list-item>
      </text:list>
      <text:p text:style-name="P32"><text:text-input text:description="">{% endfor %}</text:text-input></text:p>
      <text:p text:style-name="P36"><text:text-input text:description="">{% endif %}</text:text-input></text:p>
      <text:p text:style-name="P26"><text:text-input text:description="">{% if notes|length &gt;= 1 %}</text:text-input></text:p>
      <text:p text:style-name="P17">It is noted that:</text:p>
      <text:p text:style-name="P10"><text:soft-page-break/><text:span text:style-name="T13"><text:text-input text:description="">{% for note in notes %}</text:text-input></text:span> </text:p>
      <text:list xml:id="list8817388646909902921" text:style-name="L4">
        <text:list-item>
          <text:p text:style-name="P51"><text:text-input text:description="">{{ note.text }}</text:text-input></text:p>
        </text:list-item>
      </text:list>
      <text:p text:style-name="P22"><text:text-input text:description="">{% endfor %}</text:text-input></text:p>
      <text:p text:style-name="P37"><text:text-input text:description="">{% endif %}</text:text-input></text:p>
      <text:p text:style-name="P38"/>
      <text:p text:style-name="P44"><text:span text:style-name="T7">Thi</text:span><text:span text:style-name="T8">s notice is given by </text:span><text:span text:style-name="T8"><text:text-input text:description="">{{ personGivingNotice }}</text:text-input></text:span></text:p>
      <text:p text:style-name="P41"/>
      <text:p text:style-name="P47"/>
      <text:p text:style-name="P30"><text:span text:style-name="T18">S</text:span><text:span text:style-name="T15">ignature of </text:span><text:span text:style-name="T15"><text:text-input text:description="">{{ personGivingNotice }}</text:text-input></text:span></text:p>
      <text:p text:style-name="P39"/>
      <text:p text:style-name="P38"/>
      <text:p text:style-name="P38"/>
      <text:p text:style-name="P38"/>
      <text:p text:style-name="P18"><text:text-input text:description="">{% if resolutionOptions.resolutionType == 'Resolution at Board Meeting' %}</text:text-input></text:p>
      <text:p text:style-name="P13">This minute records that on <text:span text:style-name="T12"><text:text-input text:description="">{{ resolution.dateOfBoardMeeting }}</text:text-input></text:span><text:span text:style-name="T12"> </text:span>the directors of the Company held a board meeting, during which the following resolution(s) was/were passed:</text:p>
      <text:p text:style-name="P4"><text:text-input text:description="">{% else %}</text:text-input></text:p>
      <text:p text:style-name="P12">The board of the Company hereby makes the following written resolution(s):</text:p>
      <text:p text:style-name="P7"><text:span text:style-name="T10"><text:text-input text:description="">{% endif %}</text:text-input></text:span><text:span text:style-name="T10"> </text:span></text:p>
      <text:p text:style-name="P8"><text:span text:style-name="T2"><text:text-input text:description="">{% for resolution in resolutions %}</text:text-input></text:span> </text:p>
      <text:list xml:id="list6444237081614923715" text:style-name="L5">
        <text:list-item>
          <text:p text:style-name="P54"><text:text-input text:description="">{{ resolution.text }}</text:text-input></text:p>
        </text:list-item>
      </text:list>
      <text:p text:style-name="P20"><text:text-input text:description="">{% endfor %}</text:text-input></text:p>
      <text:p text:style-name="P24">The above resolution/Each of the above resolutions was approved as a <text:span text:style-name="T11"><text:text-input text:description="">{% if resolutionOptions.resolutionType == 'Resolution at Board Meeting' %}</text:text-input></text:span> resolution of the Company’s board, by either being agreed to by all directors present or having a majority of the votes cast on it being in favour. [Companies Act 1993, s 160 and cl 5(4) of sch 3]<text:span text:style-name="T9"><text:text-input text:description="">{% else %}</text:text-input></text:span> written resolution of all the directors of the Company who, as at the date of this document, were entitled to receive notice of a meeting of the Company’s board. The/Each resolution is as valid and effective as if it had been passed at a meeting of the board duly convened and held. [Companies Act 1993, s 160 and cl 7 of sch 3]<text:span text:style-name="T9"><text:text-input text:description="">{% endif %}</text:text-input></text:span></text:p>
      <text:p text:style-name="P25"><text:text-input text:description="">{% if notes|length &gt;= 1 %}</text:text-input></text:p>
      <text:p text:style-name="P16">It is noted that:</text:p>
      <text:p text:style-name="P9"><text:span text:style-name="T13"><text:text-input text:description="">{% for note in notes %}</text:text-input></text:span> </text:p>
      <text:list xml:id="list974308456424699383" text:style-name="L6">
        <text:list-item>
          <text:p text:style-name="P55"><text:text-input text:description="">{{ note.text }}</text:text-input></text:p>
        </text:list-item>
      </text:list>
      <text:p text:style-name="P21"><text:soft-page-break/><text:text-input text:description="">{% endfor %}</text:text-input></text:p>
      <text:p text:style-name="P2"><text:text-input text:description="">{% endif %}</text:text-input><text:span text:style-name="T14">­</text:span></text:p>
      <text:p text:style-name="P19"><text:text-input text:description="">{% if resolutionOptions.resolutionType == 'Resolution at Board Meeting' %}</text:text-input></text:p>
      <text:p text:style-name="P14">This minute is certified as true and correct by <text:text-input text:description="">{{ resolutionOptions.chairperson.name }}</text:text-input>, who chaired the board meeting. <text:s/></text:p>
      <text:p text:style-name="P1"><text:span text:style-name="T4">Signed</text:span> by <text:span text:style-name="T10"><text:text-input text:description="">{{ resolutionOptions.chairperson.name }} </text:text-input></text:span> as chairperson: </text:p>
      <text:p text:style-name="P1"/>
      <text:p text:style-name="P48"/>
      <text:p text:style-name="P3"><text:text-input text:description="">{%else %}</text:text-input></text:p>
      <text:p text:style-name="P14">A copy of this written resolution is to be entered in the minute book of board proceedings.</text:p>
      <text:p text:style-name="P14">Signed by all the directors of the Company: </text:p>
      <text:p text:style-name="P23"><text:text-input text:description="">{% for directorPair in resolutionOptions.directors|batch(2) %}</text:text-input></text:p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43"><text:span text:style-name="T5">S</text:span><text:span text:style-name="T4">igned</text:span> by <text:span text:style-name="T6"><text:text-input text:description="">{{ directorPair[0].name }} </text:text-input></text:span>: </text:p>
            <text:p text:style-name="P43"/>
            <text:p text:style-name="P46"/>
          </table:table-cell>
          <table:table-cell table:style-name="Table1.A1" office:value-type="string">
            <text:p text:style-name="P33"><text:text-input text:description="">{% if directorPair[1] %}</text:text-input></text:p>
            <text:p text:style-name="P43"><text:span text:style-name="T5">S</text:span><text:span text:style-name="T4">igned</text:span> by <text:span text:style-name="T6"><text:text-input text:description="">{{ directorPair[1].name }} </text:text-input></text:span>: </text:p>
            <text:p text:style-name="P43"/>
            <text:p text:style-name="P46"/>
            <text:p text:style-name="P6"><text:text-input text:description="">{% endif %}</text:text-input></text:p>
          </table:table-cell>
        </table:table-row>
      </table:table>
      <text:p text:style-name="P45"/>
      <text:p text:style-name="P5"><text:text-input text:description="">{% endfor %}</text:text-input></text:p>
      <text:p text:style-name="P15"><text:text-input text:description="">{% endif %}</text:text-input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Calibri2" svg:font-family="Calibri" style:font-family-generic="swiss" style:font-pitch="variable"/>
    <style:font-face style:name="Calibri" svg:font-family="Calibri" style:font-adornments="Bold" style:font-family-generic="swiss" style:font-pitch="variable"/>
    <style:font-face style:name="Calibri1" svg:font-family="Calibri" style:font-adornments="Regular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en" fo:country="NZ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Calibri" fo:font-family="Calibri" style:font-style-name="Bold" style:font-family-generic="swiss" style:font-pitch="variable" fo:font-size="12pt" fo:font-weight="bold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line-height="100%"/>
      <style:text-properties fo:font-size="11pt" fo:font-weight="bold" style:font-size-asian="130%" style:font-weight-asian="bold" style:font-size-complex="130%" style:font-weight-complex="bold"/>
    </style:style>
    <style:style style:name="List_20_Contents" style:display-name="List Contents" style:family="paragraph" style:parent-style-name="Standard" style:class="html">
      <style:paragraph-properties fo:margin-left="0cm" fo:margin-right="0cm" fo:margin-top="0cm" fo:margin-bottom="0.39cm" loext:contextual-spacing="false" fo:text-indent="0cm" style:auto-text-indent="false"/>
      <style:text-properties style:font-name="Calibri1" fo:font-family="Calibri" style:font-style-name="Regular" style:font-family-generic="swiss" style:font-pitch="variable" fo:font-size="11pt" style:font-size-asian="10.5pt"/>
    </style:style>
    <style:style style:name="Horizontal_20_Line" style:display-name="Horizontal Line" style:family="paragraph" style:parent-style-name="Standard" style:next-style-name="Text_20_body" style:class="html" style:master-page-name="">
      <style:paragraph-properties fo:margin-left="0cm" fo:margin-right="12cm" fo:margin-top="0cm" fo:margin-bottom="0.499cm" loext:contextual-spacing="false" fo:text-indent="0cm" style:auto-text-indent="false" style:page-number="auto" fo:padding="0cm" fo:border-left="none" fo:border-right="none" fo:border-top="none" fo:border-bottom="0.06pt solid #808080" style:shadow="none" text:number-lines="false" text:line-number="0" style:join-border="false"/>
      <style:text-properties fo:font-size="11pt" style:font-size-asian="6pt" style:font-size-complex="6pt"/>
    </style:style>
    <style:style style:name="Numbering_20_1" style:display-name="Numbering 1" style:family="paragraph" style:parent-style-name="List" style:list-style-name="List_20_1" style:class="list">
      <style:paragraph-properties fo:margin-top="0cm" fo:margin-bottom="0.212cm" loext:contextual-spacing="false" style:shadow="non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Untitled1" style:family="paragraph" style:parent-style-name="Horizontal_20_Line">
      <style:paragraph-properties fo:margin-left="0cm" fo:margin-right="3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Vertical_20_Numbering_20_Symbols" style:display-name="Vertical Numbering Symbols" style:family="text">
      <style:text-properties style:font-name="Calibri1" fo:font-family="Calibri" style:font-style-name="Regular" style:font-family-generic="swiss" style:font-pitch="variable" fo:font-size="11pt" style:font-size-asian="10.5pt" style:text-rotation-angle="90" style:text-rotation-scale="line-height"/>
    </style:style>
    <style:style style:name="Line_20_numbering" style:display-name="Line numbering" style:family="text">
      <style:text-properties style:font-name="Calibri1" fo:font-family="Calibri" style:font-style-name="Regular" style:font-family-generic="swiss" style:font-pitch="variable" fo:font-size="11pt" style:font-size-asian="10.5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24T10:19:35.935912000</meta:creation-date>
    <meta:generator>LibreOffice/5.0.4.2$MacOSX_X86_64 LibreOffice_project/2b9802c1994aa0b7dc6079e128979269cf95bc78</meta:generator>
    <dc:date>2016-11-25T08:35:47.039394000</dc:date>
    <meta:editing-duration>PT17H21M22S</meta:editing-duration>
    <meta:editing-cycles>180</meta:editing-cycles>
    <meta:document-statistic meta:table-count="1" meta:image-count="0" meta:object-count="0" meta:page-count="3" meta:paragraph-count="62" meta:word-count="686" meta:character-count="3505" meta:non-whitespace-character-count="3006"/>
  </office:meta>
</office:document-meta>
</file>